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style:font-name="Arial" fo:font-size="10pt" officeooo:paragraph-rsid="0020f40b" style:font-size-asian="10pt" style:font-size-complex="10pt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font-name="Arial" fo:font-size="10pt" officeooo:paragraph-rsid="0021cf7e" style:font-size-asian="10pt" style:font-size-complex="10pt"/>
    </style:style>
    <style:style style:name="T1" style:family="text">
      <style:text-properties officeooo:rsid="00170e72"/>
    </style:style>
    <style:style style:name="T2" style:family="text">
      <style:text-properties officeooo:rsid="0017caca"/>
    </style:style>
    <style:style style:name="T3" style:family="text">
      <style:text-properties officeooo:rsid="0019041c"/>
    </style:style>
    <style:style style:name="T4" style:family="text">
      <style:text-properties officeooo:rsid="0019f369"/>
    </style:style>
    <style:style style:name="T5" style:family="text">
      <style:text-properties officeooo:rsid="001a8e3c"/>
    </style:style>
    <style:style style:name="T6" style:family="text">
      <style:text-properties officeooo:rsid="001d1b3b"/>
    </style:style>
    <style:style style:name="T7" style:family="text">
      <style:text-properties officeooo:rsid="001d840e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color="#000000"/>
    </style:style>
    <style:style style:name="T10" style:family="text">
      <style:text-properties fo:color="#000000" officeooo:rsid="001d840e"/>
    </style:style>
    <style:style style:name="T11" style:family="text">
      <style:text-properties officeooo:rsid="0021cf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ANÁLISE DE PERFIL DE ALUNOS DE ALTO DESEMPENHO UTILIZANDO TÉCNICAS DE MINERAÇÃO DE DADOS</text:span></text:p>
      <text:p text:style-name="P2"><text:span text:style-name="T11">Autores: Kewerson Hugo Pereira de Melo, Gilson Doi Junior, Adriana Carniello</text:span></text:p>
      <text:p text:style-name="P1"><text:span text:style-name="T5">I</text:span>nformação é um recurso importante para apoiar o processo de tomada de decisão. Ela consiste em um subsídio para os gestores poderem avaliar melhor os riscos e os impactos das alternativas disponíveis e optar pela alternativa que satisfaça aos critérios de decisão com maior aderência. No entanto, a informação é um produto da interpretação dos dados disponíveis e nem sempre ela é disponibilizada de forma acessível e processada para facilitar sua interpretação. Quando a situação envolve avaliar um pequeno conjunto de dados, a análise dos dados pode ser um processo trivial. No entanto, <text:span text:style-name="T6">à</text:span> medida que o tamanho da massa de dados aumenta, a complexidade de análise e interpretação das informações aumenta proporcionalmente. Com a popularização do computador pessoal e da internet, passou-se a produzir uma quantidade cada vez maior de dados e a capacidade dos especialistas de analisar esses dados manualmente se tornou um processo complexo. Diante deste desafio, a área de Extração de Conhecimento de Banco de Dados busca facilitar o processo de análise dos dados por meio da automatização deste processo com a aplicação de técnicas de computação. Na área de gestão educacional, o INEP disponibiliza <text:span text:style-name="T1">os dados do ENEM, que podem </text:span>servir de forma mais eficaz como subsídio <text:span text:style-name="T1">para a criação de </text:span>estratégias <text:span text:style-name="T1">na</text:span> melhoria da qualidade da educação. Assim, o desenvolvimento deste trabalho segue de encontro a esta necessidade de prover subsídios mais eficazes para a melhoria da qualidade da educação por meio da extração de conhecimentos específicos a partir <text:span text:style-name="T5">do conjunto</text:span> de dados do <text:span text:style-name="T5">ENEM</text:span>. Em princípio, definiu-se um conjunto de características <text:span text:style-name="T1">socioeconômicas</text:span> como hipótese de pesquisa para se investigar por meio d<text:span text:style-name="T1">a aplicação de algoritmos</text:span> n<text:span text:style-name="T1">o conjunto</text:span> de dados. O conjunto de características utilizado como hipótese <text:span text:style-name="T5">na</text:span> busca por influência no<text:span text:style-name="T6">s</text:span> desempenhos dos candidatos é constituído <text:span text:style-name="T5">pela</text:span> escolaridade dos pais, <text:span text:style-name="T5">tipo de residência,</text:span> <text:span text:style-name="T5">e se os candidatos possuem</text:span> televisores, computadores, <text:span text:style-name="T1">empregados e </text:span>acesso à internet. Para aplicar os algoritmos <text:span text:style-name="T2">foi necessário preparar </text:span>o conjunto de dados <text:span text:style-name="T2">utilizando o software Pentaho Data Integration, removendo todos os atributos que não estão relacionados com as </text:span>hipóteses levantadas. <text:span text:style-name="T3">Para a extração de conhecimento foi utilizado o software Weka</text:span>, que possui diversos algoritmos <text:span text:style-name="T3">que aplicam as técnicas de:</text:span> Associação, utilizada para identificar os itens mais frequentes em um conjunto; Classificação, utilizada para <text:span text:style-name="T4">predizer</text:span> à qual grupo um determinado elemento pertence; Predição <text:span text:style-name="T3">Numérica</text:span>, que procura prever ou estimar os valores de acordo com os itens; e <text:span text:style-name="T4">Agrupamento</text:span><text:span text:style-name="T9">, </text:span><text:span text:style-name="T8">que separa os itens em grupos de acordo com suas semelhanças</text:span><text:span text:style-name="T9">. </text:span><text:span text:style-name="T10">Para a geração dos resultados parciais deste</text:span><text:span text:style-name="T7"> trabalho, aplicou-se a técnica de Classificação, especificamente o algoritmo J48, para verificar qual a relevância do nível de escolaridade dos pais em relação ao desempenho dos estudantes. Os resultados obtidos indicam que os candidatos com pais com no mínimo o ensino superior completo possuem desempenho maior. Esse resultado possui caráter quantitativo, sendo que a realização futura de uma pesquisa qualitativa complementar se faz necessária para investigar quais as causas que tornam os estudantes de pais com o nível de escolaridade referido terem desempenho mai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2:31:53.167000000</meta:creation-date>
    <dc:date>2015-11-18T09:36:25.025000000</dc:date>
    <meta:editing-duration>PT1H43M52S</meta:editing-duration>
    <meta:editing-cycles>12</meta:editing-cycles>
    <meta:generator>LibreOffice/5.0.2.2$Windows_X86_64 LibreOffice_project/37b43f919e4de5eeaca9b9755ed688758a8251fe</meta:generator>
    <meta:document-statistic meta:table-count="0" meta:image-count="0" meta:object-count="0" meta:page-count="1" meta:paragraph-count="3" meta:word-count="525" meta:character-count="3447" meta:non-whitespace-character-count="2925"/>
  </office:meta>
</office:document-meta>
</file>